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NodeImpl.remove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NodeImpl.get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NodeImpl.moveDow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NodeImpl.removeLinkInternal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NodeImpl.pre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NodeImpl.addLink( String lang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NodeImpl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addChild( String name , String followingNodeName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NodeImpl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getPosition( Site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NodeImpl.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Node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getPrecedingSibl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NodeImpl.addChild( String name , int pos , boolean visi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Node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NodeImpl.removeLink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NodeImpl.deleteIf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NodeImpl.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eNodeImpl.getLink( String 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NodeImpl.addLinkInternal( String lang , String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eNodeImpl.hasLink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NodeImpl.getNextSibl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eeNodeImpl.move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NodeImpl.is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addChild( String name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NodeImpl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isTop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setUuid( String uu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reeNodeImpl.deleteIntern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Nod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has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TreeNodeImpl( TreeNode parent , String name , boolean visible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NodeImpl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NodeImpl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NodeImpl.setVisible(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NodeImpl.getChil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eeNod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